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d6ed" officeooo:paragraph-rsid="0013d6e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none" fo:font-weight="normal" officeooo:rsid="0015f1e3" officeooo:paragraph-rsid="0013d6ed"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15f1e3" officeooo:paragraph-rsid="0015f1e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6e0b2" officeooo:paragraph-rsid="0016e0b2"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2a2b59" officeooo:paragraph-rsid="002a2b5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2cc3b6" officeooo:paragraph-rsid="002cc3b6"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2d670d" officeooo:paragraph-rsid="002d670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bold" officeooo:rsid="0015f1e3" officeooo:paragraph-rsid="0015f1e3"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none" fo:font-weight="bold" officeooo:rsid="0015f1e3" officeooo:paragraph-rsid="002f4a39"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none" fo:font-weight="bold" officeooo:rsid="002a2b59" officeooo:paragraph-rsid="002a2b59"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none" fo:font-weight="bold" officeooo:rsid="002d670d" officeooo:paragraph-rsid="002f7506" style:font-size-asian="12.25pt" style:font-weight-asian="bold" style:font-size-complex="14pt" style:font-weight-complex="bold"/>
    </style:style>
    <style:style style:name="T1" style:family="text">
      <style:text-properties officeooo:rsid="0015f1e3"/>
    </style:style>
    <style:style style:name="T2" style:family="text">
      <style:text-properties officeooo:rsid="0017c90c"/>
    </style:style>
    <style:style style:name="T3" style:family="text">
      <style:text-properties officeooo:rsid="001dabe2"/>
    </style:style>
    <style:style style:name="T4" style:family="text">
      <style:text-properties officeooo:rsid="00230fd9"/>
    </style:style>
    <style:style style:name="T5" style:family="text">
      <style:text-properties officeooo:rsid="0024f452"/>
    </style:style>
    <style:style style:name="T6" style:family="text">
      <style:text-properties officeooo:rsid="0025db4e"/>
    </style:style>
    <style:style style:name="T7" style:family="text">
      <style:text-properties officeooo:rsid="0027a9ac"/>
    </style:style>
    <style:style style:name="T8" style:family="text">
      <style:text-properties officeooo:rsid="00291834"/>
    </style:style>
    <style:style style:name="T9" style:family="text">
      <style:text-properties officeooo:rsid="002ade67"/>
    </style:style>
    <style:style style:name="T10" style:family="text">
      <style:text-properties officeooo:rsid="002e72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instalación:</text:p>
      <text:p text:style-name="P1">LAMP server</text:p>
      <text:p text:style-name="P2"/>
      <text:p text:style-name="P3">Linux with Apache server using Mysql database and dinamyc content with Php.</text:p>
      <text:p text:style-name="P4">Significa <text:span text:style-name="T2">Apache web service usando la base de datos MySQL y contenido dinámico con php.</text:span></text:p>
      <text:p text:style-name="P4"/>
      <text:p text:style-name="P5">Se pensaba trabajar con un CMS</text:p>
      <text:p text:style-name="P10"/>
      <text:p text:style-name="P10">Content Managment System</text:p>
      <text:p text:style-name="P5"/>
      <text:p text:style-name="P5"><text:span text:style-name="T9">E</text:span>s un sistema de gestor de contenido que se repressesnta en forma de web</text:p>
      <text:p text:style-name="P5">es decir, el contenido de una web, info, enlaces etc etc ...</text:p>
      <text:p text:style-name="P5"/>
      <text:p text:style-name="P5">la estructura es:</text:p>
      <text:p text:style-name="P5"/>
      <text:p text:style-name="P5">php --&gt; framework --&gt; template( manera de ver la web )</text:p>
      <text:p text:style-name="P5"/>
      <text:p text:style-name="P5">Linux --&gt; Apache --&gt; (php,MySQL) --&gt; [HTML,CSS,...](joomla)</text:p>
      <text:p text:style-name="P5"/>
      <text:p text:style-name="P5">Linux --&gt; node --&gt; (node.js,MySQL) --&gt; [HTML,CSS,...]</text:p>
      <text:p text:style-name="P5"/>
      <text:p text:style-name="P5">Ejemplos:</text:p>
      <text:p text:style-name="P5"/>
      <text:p text:style-name="P5"><text:s text:c="2"/>Joomla</text:p>
      <text:p text:style-name="P5"><text:s text:c="2"/>keyStoneJS</text:p>
      <text:p text:style-name="P5"><text:s text:c="2"/>etc ...</text:p>
      <text:p text:style-name="P3"/>
      <text:p text:style-name="P6">Pero se trabajará de manera dinámica y personalizada por lo que se instalará:</text:p>
      <text:p text:style-name="P3"/>
      <text:p text:style-name="P8">************Apache Server********************</text:p>
      <text:p text:style-name="P3"/>
      <text:p text:style-name="P3">sudo apt-get update</text:p>
      <text:p text:style-name="P3">sudo apt-get install apache2</text:p>
      <text:p text:style-name="P3"/>
      <text:p text:style-name="P3">systemctl enable apache2</text:p>
      <text:p text:style-name="P3">systemctl start apache2</text:p>
      <text:p text:style-name="P3">systemctl status apache2</text:p>
      <text:p text:style-name="P3"/>
      <text:p text:style-name="P3">Verificamos <text:span text:style-name="T3">escribiendo en la web</text:span></text:p>
      <text:p text:style-name="P3"><text:s text:c="14"/>localhost</text:p>
      <text:p text:style-name="P3"><text:soft-page-break/></text:p>
      <text:p text:style-name="P3"/>
      <text:p text:style-name="P8">************MySQL*****************************</text:p>
      <text:p text:style-name="P3"/>
      <text:p text:style-name="P3">sudo apt-get install mysql-server mysql-client</text:p>
      <text:p text:style-name="P3"/>
      <text:p text:style-name="P3">Verificamos la instalacion:</text:p>
      <text:p text:style-name="P3"><text:tab/>sudo systemctl status mysql</text:p>
      <text:p text:style-name="P3"/>
      <text:p text:style-name="P3"><text:tab/>Si en caso <text:s/>no se puede setear la clave manualmente ahcer:</text:p>
      <text:p text:style-name="P3"/>
      <text:p text:style-name="P3"><text:tab/>$ mysql_secure_installation</text:p>
      <text:p text:style-name="P3"/>
      <text:p text:style-name="P3"><text:tab/>Saldra una serie de preguntas ...</text:p>
      <text:p text:style-name="P3"><text:tab/>1. cambiar contrasena root,</text:p>
      <text:p text:style-name="P3"><text:tab/>2. eliminar otros usuarios por defecto de mysql,</text:p>
      <text:p text:style-name="P3"><text:tab/>3. evitar que root se conecte de manera remota,</text:p>
      <text:p text:style-name="P3"><text:tab/>4. eliminar test data base,</text:p>
      <text:p text:style-name="P3"><text:tab/>5. recargar los privilegios de las tablas.</text:p>
      <text:p text:style-name="P3"/>
      <text:p text:style-name="P3"/>
      <text:p text:style-name="P3"/>
      <text:p text:style-name="P3"><text:tab/>Ejemplo:</text:p>
      <text:p text:style-name="P3"/>
      <text:p text:style-name="P3"><text:tab/>consola mysql</text:p>
      <text:p text:style-name="P3"><text:tab/>For example, create a wpblogdb as the database, vivek as the user, and <text:tab/>fooBarPwd8-4_2 as the user’s password, run (type at the mysql&gt; prompt:)</text:p>
      <text:p text:style-name="P3"><text:tab/>mysql&gt; create database wpblogdb;</text:p>
      <text:p text:style-name="P3"><text:tab/>mysql&gt; grant all on wpblogdb.* to 'vivek' identified by 'fooBarPwd8-4_2';</text:p>
      <text:p text:style-name="P3"><text:tab/>mysql&gt; quit;</text:p>
      <text:p text:style-name="P3"><text:tab/>$ mysql -u vivek -p wpblogdb</text:p>
      <text:p text:style-name="P3"/>
      <text:p text:style-name="P3">* <text:span text:style-name="T4">Cómo inicio el servicio MySQL ?</text:span></text:p>
      <text:p text:style-name="P3">$ sudo systemctl start mysql <text:s/>OR <text:s/>$ sudo systemctl start mysql.service</text:p>
      <text:p text:style-name="P3">* <text:span text:style-name="T5">Cómo detengo el servicio MySQL</text:span>?</text:p>
      <text:p text:style-name="P3">$ sudo systemctl stop mysql <text:s text:c="2"/>OR <text:s text:c="2"/>$ sudo systemctl stop mysql.service</text:p>
      <text:p text:style-name="P3">* <text:span text:style-name="T6">Cómo reinicio el servicio MySQL</text:span>?</text:p>
      <text:p text:style-name="P3">$ sudo systemctl restart mysql <text:s/>OR <text:s/>$ sudo systemctl restart mysql.servic</text:p>
      <text:p text:style-name="P3">* <text:span text:style-name="T7">Cómo conocer el estado del servicio de MySQL</text:span>?</text:p>
      <text:p text:style-name="P3">$ sudo systemctl status mysql.service</text:p>
      <text:p text:style-name="P3">* <text:span text:style-name="T8">Cómo editar la configuración de MySQL</text:span>?</text:p>
      <text:p text:style-name="P3"><text:soft-page-break/>$ sudo vi /etc/mysql/mysql.conf.d/mysqld.cnf <text:s/>OR <text:s/>$ sudo nano /etc/mysql/mysql.conf.d/mysqld.cnf</text:p>
      <text:p text:style-name="P3"/>
      <text:p text:style-name="P3">luego restart</text:p>
      <text:p text:style-name="P3"/>
      <text:p text:style-name="P3"/>
      <text:p text:style-name="P8">************PHP*********************</text:p>
      <text:p text:style-name="P3"/>
      <text:p text:style-name="P3">sudo apt-get update </text:p>
      <text:p text:style-name="P3">sudo apt-get install php7.0-mysql php7.0-curl php7.0-json php7.0-cgi <text:s/>php7.0 libapache2-mod-php7.0</text:p>
      <text:p text:style-name="P3"/>
      <text:p text:style-name="P3">sudo apt-get install php7.0-cli php7.0-common php7.0-fpm php7.0-gd php7.0-bz2</text:p>
      <text:p text:style-name="P3"/>
      <text:p text:style-name="P3">(php es interpretado y necesita un command line interpreter)</text:p>
      <text:p text:style-name="P3"/>
      <text:p text:style-name="P3">Creamos un test.php y lo anadimos al servidor apache:</text:p>
      <text:p text:style-name="P3"/>
      <text:p text:style-name="P3">sudo vim /var/www/html/test.php</text:p>
      <text:p text:style-name="P3"/>
      <text:p text:style-name="P3">anadimos:</text:p>
      <text:p text:style-name="P3"/>
      <text:p text:style-name="P3">&lt;?php</text:p>
      <text:p text:style-name="P3"><text:s text:c="2"/>phpinfo();</text:p>
      <text:p text:style-name="P3">?&gt;</text:p>
      <text:p text:style-name="P3"/>
      <text:p text:style-name="P3">Luego:</text:p>
      <text:p text:style-name="P3"/>
      <text:p text:style-name="P3">$ sudo systemctl restart apache2</text:p>
      <text:p text:style-name="P3"/>
      <text:p text:style-name="P3">y probamos:</text:p>
      <text:p text:style-name="P3"/>
      <text:p text:style-name="P3">localhost/test.php</text:p>
      <text:p text:style-name="P3"/>
      <text:p text:style-name="P3"/>
      <text:p text:style-name="P9">************phpMyAdmin*********************</text:p>
      <text:p text:style-name="P3"/>
      <text:p text:style-name="P3">es el administrador web de php + MySQL</text:p>
      <text:p text:style-name="P3"/>
      <text:p text:style-name="P3">sudo apt-get install phpmyadmin php-mbstring php-gettext</text:p>
      <text:p text:style-name="P3"/>
      <text:p text:style-name="P3"><text:soft-page-break/>Durante la instalacion, el proceso anade el phpMyAdmin Apache configuration file en /etc/apache2/conf-enabled/, donde automaticamente lee.</text:p>
      <text:p text:style-name="P3"/>
      <text:p text:style-name="P3">ahora solo queda activar la parte de seguridad:</text:p>
      <text:p text:style-name="P3"><text:s text:c="4"/>sudo phpenmod mcrypt</text:p>
      <text:p text:style-name="P3"><text:s text:c="4"/>sudo phpenmod mbstring</text:p>
      <text:p text:style-name="P3"/>
      <text:p text:style-name="P3">Ahora vamos al fichero de configuracion</text:p>
      <text:p text:style-name="P3"/>
      <text:p text:style-name="P3">sudo nano /etc/apache2/apache2.conf</text:p>
      <text:p text:style-name="P3"/>
      <text:p text:style-name="P3">y anadir al final</text:p>
      <text:p text:style-name="P3"/>
      <text:p text:style-name="P3">Include /etc/phpmyadmin/apache.conf</text:p>
      <text:p text:style-name="P3"/>
      <text:p text:style-name="P3">Finalmente restart apache2</text:p>
      <text:p text:style-name="P3"/>
      <text:p text:style-name="P3">sudo systemctl restart apache2</text:p>
      <text:p text:style-name="P3"/>
      <text:p text:style-name="P3">e ingresar a localhost/phpmyadmin</text:p>
      <text:p text:style-name="P3"/>
      <text:p text:style-name="P7">y para finalizar</text:p>
      <text:p text:style-name="P7"/>
      <text:p text:style-name="P11"><text:span text:style-name="T1">************</text:span> F<text:span text:style-name="T10">ileZilla*********************</text:span></text:p>
      <text:p text:style-name="P7"/>
      <text:p text:style-name="P7">sudo apt-get install filezilla</text:p>
      <text:p text:style-name="P7"/>
      <text:p text:style-name="P7"><text:s text:c="2"/>File zilla <text:s/>es un cliente FTP, soporta los protocolos: <text:s/>FTP, SFTP y FTP sobre SSL/TLS (FTPS).</text:p>
      <text:p text:style-name="P7"><text:s text:c="2"/></text:p>
      <text:p text:style-name="P7"><text:s text:c="2"/>un cliente FTP es un programilla que nos permite conectarnos desde nuestro ordenador, a un servidor Web.</text:p>
      <text:p text:style-name="P7"/>
      <text:p text:style-name="P7"><text:s text:c="2"/>Un servidor Web, es un ordenador que está en algún lugar del mundo, NO es un decir, que es por ejemplo donde tenemos albergada nuestra página Web.</text:p>
      <text:p text:style-name="P7"/>
      <text:p text:style-name="P7"><text:s text:c="2"/>Por ejemplo; ahora mismo, tú que estás leyendo estás líneas, estás leyendolas desde EE.UU. porque concretamente el servidor donde está ésta página, está allí. Que igual que está allí, podría estar en Canadá, Nueva Zelanda, o hasta en España mismo.</text:p>
      <text:p text:style-name="P7"/>
      <text:p text:style-name="P7"><text:s text:c="2"/>No, no tiene porque ser más rápido para nosotros, que estamos en España un servidor Web Español, que uno que esté en EE.UU., nada tiene que ver.</text:p>
      <text:p text:style-name="P7"><text:soft-page-break/></text:p>
      <text:p text:style-name="P7"><text:s text:c="2"/>En definitiva, con un cliente FTP, podemos subir o bajar archivos a un servidor Web.</text:p>
      <text:p text:style-name="P7"/>
      <text:p text:style-name="P7"><text:s text:c="2"/>Un caso práctico de para qué lo utilizo yo, en muchas ocasiones a la gente o empresas a las que diseño páginas Web, necesitan en un momento determinado, pasarme nuevo material, como por ejemplo nuevas fotos para que las cuelge, pero muchas veces, esas imágenes ocupan demasiado como para enviarlas por correo electrónico, y sinceramente, el correo ordinario, hoy por hoy es muy lento para la prisa que tenemos todos …</text:p>
      <text:p text:style-name="P7"/>
      <text:p text:style-name="P7"><text:s text:c="2"/>Generalmente, y más hoy en día, el acceso a los servidores Web, es privado, es decir, necesitas un nombre de usuario y una contraseña, y en muchos casos, que te configuren una cuenta FTP, cosa que tiene que hacer el administrador de tu dominio o sistema informático.</text:p>
      <text:p text:style-name="P7"/>
      <text:p text:style-name="P7"><text:s text:c="2"/>Datos básicos para configurar tu cuenta de FTP:</text:p>
      <text:p text:style-name="P7"/>
      <text:p text:style-name="P7"><text:s text:c="2"/>Nombre del Servidor:</text:p>
      <text:p text:style-name="P7"><text:s text:c="2"/>Nombre de Usuario:</text:p>
      <text:p text:style-name="P7"><text:s text:c="2"/>Contraseña:</text:p>
      <text:p text:style-name="P7"/>
      <text:p text:style-name="P7"><text:s text:c="2"/>1 – Este botón es el “Gestor de sitios”, ya que podemos tener acceso a un servidor Web, o a 70, incluso dentro de un mismo servidor Web, podemos tener acceso a varias carpetas, siendo que creando un acceso directo a esas carpetas, podemos acelerar el proceso de conexión a las mismas. Posteriormente veremos en detalle como configurar el acceso a un nuevo sitio.</text:p>
      <text:p text:style-name="P7"/>
      <text:p text:style-name="P7"><text:s text:c="2"/>2 – “Registro de mensajes”: En esta parte de la ventana, se nos informa de todo lo que va ocurriendo en Filezilla, aunque para un usuario normal, esto no se utiliza para nada. De hecho, yo prácticamente no lo utilizo.</text:p>
      <text:p text:style-name="P7"/>
      <text:p text:style-name="P7"><text:s text:c="2"/>3 – “Árbos del directorio local”: En español: Lo que hay en nuestro ordenador. Yo esta parte no la utilizo, porque pueden subirse archivos arrastrando directamente a la sección número 6 de la ventana, pero esto también lo veremos luego en detalle.</text:p>
      <text:p text:style-name="P7"/>
      <text:p text:style-name="P7"><text:s text:c="2"/>4 – “Contenido del directorio local”: Es lo que hay dentro de la carpeta que hayas seleccionado de tu directorio local. Como digo, yo ni el apartado 3, ni el 4, los suelo utilizar, cuando quiero subir o bajar algo, lo hago directamente arrastrando, bien desde alguna de mis carpetas del Explorador de Windows directamente a la sección 6, o desde la sección 6 directamente a mi escritorio por ejemplo. Aunque es de ley comentarte que por ejemplo, si quieres subir un archivo desde tu ordenador (sección 4) al servidor Web (sección 6), puedes también hacerlo pulsando el botón derecho del ratón, cuando esté situado en el archivo a subir, y pulsar sobre subir.</text:p>
      <text:p text:style-name="P7"><text:soft-page-break/></text:p>
      <text:p text:style-name="P7"><text:s text:c="2"/>5 – “Árbol del directorio remoto”: Directorio de carpetas que hay en el servidor Web. Cuando queramos subir algo al servidor, previamente de arrastrar el archivo o carpeta a la sección 6, seleccionaremos la ubicación en la sección 5, aunque si no hay una estructura de carpetas, pues simplemente arrastras a la sección 6 sin tener que hacer nada más, y listo.</text:p>
      <text:p text:style-name="P7"/>
      <text:p text:style-name="P7"><text:s text:c="2"/>6 – “Contenido del directorio remoto”: Aquí podrás ver los archivos y carpetas de lo que hay en el servidor Web, o dentro de la carpeta que hayas seleccionado en la sección 5, que recuerda que también está en el servidor Web.</text:p>
      <text:p text:style-name="P7"/>
      <text:p text:style-name="P7"><text:s text:c="2"/>7 – Esto es la “Cola de transferencia”: Aquí verás el proceso de transferencia, ya sea de subida o de bajada, cuando inicies el proceso. Si te fijas, tienes bajo 3 pestañas, que te indican los “Archivos en cola”, es decir, lo que falta por subir o bajar, las “Transferencias fallidas” si es que en algún momento se ha producido un error, y las “Transferencias satisfactorias”, que si todo va bien, ha de coincidir con el número de archivos que hayas sub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4:58:55.294682288</meta:creation-date>
    <dc:date>2016-06-20T15:15:29.318854057</dc:date>
    <meta:editing-duration>PT16M8S</meta:editing-duration>
    <meta:editing-cycles>29</meta:editing-cycles>
    <meta:generator>LibreOffice/5.1.2.2$Linux_X86_64 LibreOffice_project/10m0$Build-2</meta:generator>
    <meta:document-statistic meta:table-count="0" meta:image-count="0" meta:object-count="0" meta:page-count="6" meta:paragraph-count="107" meta:word-count="1192" meta:character-count="7533" meta:non-whitespace-character-count="6346"/>
  </office:meta>
</office:document-meta>
</file>